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YaHei" svg:font-family="'Microsoft YaHe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9.651cm" fo:margin-left="-1.109cm" table:align="left" style:writing-mode="lr-tb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10.319cm"/>
    </style:style>
    <style:style style:name="Tabela2.C" style:family="table-column">
      <style:table-column-properties style:column-width="1.226cm"/>
    </style:style>
    <style:style style:name="Tabela2.D" style:family="table-column">
      <style:table-column-properties style:column-width="1.757cm"/>
    </style:style>
    <style:style style:name="Tabela2.E" style:family="table-column">
      <style:table-column-properties style:column-width="2.741cm"/>
    </style:style>
    <style:style style:name="Tabela2.F" style:family="table-column">
      <style:table-column-properties style:column-width="2.815cm"/>
    </style:style>
    <style:style style:name="Tabela2.1" style:family="table-row">
      <style:table-row-properties style:min-row-height="0.4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row-height="0.48cm" fo:keep-together="always"/>
    </style:style>
    <style:style style:name="Tabela2.A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ela2.A9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0.5pt solid #000000" style:writing-mode="lr-tb"/>
    </style:style>
    <style:style style:name="Tabela2.F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ela2.13" style:family="table-row">
      <style:table-row-properties style:min-row-height="0.48cm" fo:keep-together="always"/>
    </style:style>
    <style:style style:name="Tabela2.14" style:family="table-row">
      <style:table-row-properties style:min-row-height="0.506cm" fo:keep-together="auto"/>
    </style:style>
    <style:style style:name="Tabela2.E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17" style:family="table-row">
      <style:table-row-properties style:row-height="0.503cm" fo:keep-together="always"/>
    </style:style>
    <style:style style:name="Tabela2.A1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E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19" style:family="table-row">
      <style:table-row-properties style:row-height="0.476cm" fo:keep-together="always"/>
    </style:style>
    <style:style style:name="Tabela2.A2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3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1.5pt solid #000000" style:writing-mode="lr-tb"/>
    </style:style>
    <style:style style:name="Tabela2.37" style:family="table-row">
      <style:table-row-properties style:min-row-height="2.037cm" fo:keep-together="auto"/>
    </style:style>
    <style:style style:name="Tabela2.A37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2.25pt solid #000000" style:writing-mode="lr-tb"/>
    </style:style>
    <style:style style:name="Tabela2.D3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2.25pt solid #000000" fo:border-bottom="2.25pt solid #000000" style:writing-mode="lr-tb"/>
    </style:style>
    <style:style style:name="P1" style:family="paragraph" style:parent-style-name="Caption">
      <style:text-properties fo:font-size="2pt" style:font-size-asian="2pt"/>
    </style:style>
    <style:style style:name="P2" style:family="paragraph" style:parent-style-name="Standard">
      <style:paragraph-properties fo:text-align="center" style:justify-single-word="false"/>
      <style:text-properties style:font-size-complex="11pt"/>
    </style:style>
    <style:style style:name="P3" style:family="paragraph" style:parent-style-name="Standard">
      <style:paragraph-properties style:snap-to-layout-grid="false"/>
      <style:text-properties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379cm" style:type="center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style:snap-to-layout-grid="false"/>
      <style:text-properties fo:color="#0000ff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text-properties fo:color="#0000ff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fo:color="#0000ff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P11" style:family="paragraph" style:parent-style-name="Standard">
      <style:text-properties fo:color="#0000ff" fo:font-size="12pt" fo:font-weight="normal" style:font-size-asian="12pt" style:font-weight-asian="normal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ff" fo:font-size="12pt" fo:font-weight="normal" style:font-size-asian="12pt" style:font-weight-asian="normal" style:font-size-complex="12pt"/>
    </style:style>
    <style:style style:name="P13" style:family="paragraph" style:parent-style-name="Standard">
      <style:paragraph-properties style:snap-to-layout-grid="false"/>
      <style:text-properties fo:color="#0000ff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ff" fo:font-size="12pt" fo:font-weight="normal" style:font-size-asian="12pt" style:font-weight-asian="normal" style:font-size-complex="11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ff" fo:font-size="12pt" fo:font-weight="normal" style:font-size-asian="12pt" style:font-weight-asian="normal" style:font-size-complex="11pt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1.379cm" style:type="center"/>
        </style:tab-stops>
      </style:paragraph-properties>
      <style:text-properties fo:color="#0000ff" fo:font-size="10pt" fo:font-weight="normal" style:font-size-asian="10pt" style:font-weight-asian="normal" style:font-size-complex="11pt"/>
    </style:style>
    <style:style style:name="P17" style:family="paragraph" style:parent-style-name="Standard">
      <style:text-properties fo:color="#0000ff" fo:font-weight="normal" style:font-weight-asian="normal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ff" fo:font-weight="normal" style:font-weight-asian="normal" style:font-size-complex="11pt"/>
    </style:style>
    <style:style style:name="P19" style:family="paragraph" style:parent-style-name="Standard">
      <style:paragraph-properties style:snap-to-layout-grid="false"/>
      <style:text-properties fo:color="#0000ff" fo:font-weight="normal" style:font-weight-asian="normal" style:font-size-complex="11pt"/>
    </style:style>
    <style:style style:name="P20" style:family="paragraph" style:parent-style-name="Standard">
      <style:paragraph-properties fo:text-align="center" style:justify-single-word="false"/>
      <style:text-properties style:use-window-font-color="true" fo:font-size="11pt" fo:language="pt" fo:country="BR" fo:font-weight="bold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pt" fo:country="BR" fo:font-weight="bold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weight="normal" style:font-weight-asian="normal" style:font-size-complex="11pt"/>
    </style:style>
    <style:style style:name="P2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style:font-size-complex="11pt"/>
    </style:style>
    <style:style style:name="P24" style:family="paragraph" style:parent-style-name="Standard">
      <style:paragraph-properties fo:margin-top="0.106cm" fo:margin-bottom="0.106cm" loext:contextual-spacing="false"/>
      <style:text-properties style:font-size-complex="11pt"/>
    </style:style>
    <style:style style:name="P25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size-complex="11pt"/>
    </style:style>
    <style:style style:name="P26" style:family="paragraph" style:parent-style-name="Header">
      <style:text-properties officeooo:paragraph-rsid="000dc041"/>
    </style:style>
    <style:style style:name="P27" style:family="paragraph" style:parent-style-name="Heading_20_8">
      <style:text-properties officeooo:paragraph-rsid="000dc041"/>
    </style:style>
    <style:style style:name="P28" style:family="paragraph" style:parent-style-name="Heading_20_9">
      <style:paragraph-properties fo:text-align="start" style:justify-single-word="false"/>
      <style:text-properties fo:font-size="16pt" style:font-size-asian="16pt" style:font-size-complex="16pt" style:font-weight-complex="bold"/>
    </style:style>
    <style:style style:name="P29" style:family="paragraph" style:parent-style-name="Heading_20_9">
      <style:paragraph-properties fo:text-align="start" style:justify-single-word="false"/>
      <style:text-properties fo:font-size="16pt" officeooo:paragraph-rsid="000dc041" style:font-size-asian="16pt" style:font-size-complex="16pt" style:font-weight-complex="bold"/>
    </style:style>
    <style:style style:name="P30" style:family="paragraph" style:parent-style-name="Heading_20_9">
      <style:text-properties fo:font-size="11pt" style:font-size-asian="11pt" style:font-size-complex="11pt"/>
    </style:style>
    <style:style style:name="P31" style:family="paragraph" style:parent-style-name="Heading_20_9">
      <style:paragraph-properties fo:text-align="center" style:justify-single-word="false"/>
      <style:text-properties fo:font-size="11pt" style:font-size-asian="11pt" style:font-size-complex="11pt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>
      <style:text-properties officeooo:paragraph-rsid="000d7d78"/>
    </style:style>
    <style:style style:name="P34" style:family="paragraph" style:parent-style-name="Standard">
      <style:paragraph-properties fo:text-align="center" style:justify-single-word="false"/>
      <style:text-properties style:font-size-complex="11pt"/>
    </style:style>
    <style:style style:name="P35" style:family="paragraph" style:parent-style-name="Standard">
      <style:text-properties officeooo:paragraph-rsid="000dc04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0000ff" fo:font-size="12pt" officeooo:rsid="000d7d78" style:font-size-asian="12pt" style:font-size-complex="12pt"/>
    </style:style>
    <style:style style:name="T4" style:family="text">
      <style:text-properties fo:color="#0000ff" fo:font-size="12pt" fo:language="pt" fo:country="BR" fo:font-weight="bold" officeooo:rsid="000d7d78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5" style:family="text">
      <style:text-properties fo:color="#0000ff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/>
    </style:style>
    <style:style style:name="T6" style:family="text">
      <style:text-properties fo:color="#0000ff" style:font-name="Times New Roman" fo:font-size="12pt" fo:language="pt" fo:country="BR" fo:font-weight="bold" officeooo:rsid="000d7d78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2" office:value-type="string">
            <text:h text:style-name="P31" text:outline-level="9">MATÉRIAS PRIMAS/INSUMOS </text:h>
          </table:table-cell>
          <table:covered-table-cell/>
          <table:table-cell table:style-name="Tabela2.A1" office:value-type="string">
            <text:h text:style-name="P30" text:outline-level="9">Qtde.</text:h>
          </table:table-cell>
          <table:table-cell table:style-name="Tabela2.A1" office:value-type="string">
            <text:p text:style-name="P2">Unidade</text:p>
          </table:table-cell>
          <table:table-cell table:style-name="Tabela2.A1" office:value-type="string">
            <text:p text:style-name="P4">Peso Br. (unit.)</text:p>
          </table:table-cell>
          <table:table-cell table:style-name="Tabela2.F1" office:value-type="string">
            <text:p text:style-name="P5">Peso Liq. (unit.)</text:p>
          </table:table-cell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2">
          <table:table-cell table:style-name="Tabela2.A1" office:value-type="string">
            <text:p text:style-name="P21">02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2">
          <table:table-cell table:style-name="Tabela2.A1" office:value-type="string">
            <text:p text:style-name="P20">03</text:p>
            <text:p text:style-name="P20">3304</text:p>
            <text:p text:style-name="P20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2">
          <table:table-cell table:style-name="Tabela2.A1" office:value-type="string">
            <text:p text:style-name="P20">04</text:p>
            <text:p text:style-name="P20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2">
          <table:table-cell table:style-name="Tabela2.A1" office:value-type="string">
            <text:p text:style-name="P20">05</text:p>
            <text:p text:style-name="P20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2">
          <table:table-cell table:style-name="Tabela2.A1" office:value-type="string">
            <text:p text:style-name="P20">06</text:p>
            <text:p text:style-name="P20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12"/>
          </table:table-cell>
          <table:table-cell table:style-name="Tabela2.F1" office:value-type="string">
            <text:p text:style-name="P12"/>
          </table:table-cell>
        </table:table-row>
        <table:table-row table:style-name="Tabela2.1">
          <table:table-cell table:style-name="Tabela2.A8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9" table:number-columns-spanned="2" office:value-type="string">
            <text:h text:style-name="P30" text:outline-level="9">ACESSÓRIOS</text:h>
          </table:table-cell>
          <table:covered-table-cell/>
          <table:table-cell table:style-name="Tabela2.A9" office:value-type="string">
            <text:h text:style-name="P30" text:outline-level="9">Qtde.</text:h>
          </table:table-cell>
          <table:table-cell table:style-name="Tabela2.A9" office:value-type="string">
            <text:p text:style-name="P2">Unidade</text:p>
          </table:table-cell>
          <table:table-cell table:style-name="Tabela2.A9" office:value-type="string">
            <text:p text:style-name="P4">Peso Br. (unit.)</text:p>
          </table:table-cell>
          <table:table-cell table:style-name="Tabela2.F9" office:value-type="string">
            <text:p text:style-name="P5">Peso Liq. (unit.)</text:p>
          </table:table-cell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8"/>
          </table:table-cell>
          <table:table-cell table:style-name="Tabela2.F1" office:value-type="string">
            <text:p text:style-name="P18"/>
          </table:table-cell>
        </table:table-row>
        <table:table-row table:style-name="Tabela2.2">
          <table:table-cell table:style-name="Tabela2.A1" office:value-type="string">
            <text:p text:style-name="P2">02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F1" office:value-type="string">
            <text:p text:style-name="P19"/>
          </table:table-cell>
        </table:table-row>
        <table:table-row table:style-name="Tabela2.2">
          <table:table-cell table:style-name="Tabela2.A1" office:value-type="string">
            <text:p text:style-name="P2">03</text:p>
            <text:p text:style-name="P2">3304</text:p>
            <text:p text:style-name="P2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/>
          </table:table-cell>
          <table:table-cell table:style-name="Tabela2.F1" office:value-type="string">
            <text:p text:style-name="P19"/>
          </table:table-cell>
        </table:table-row>
        <table:table-row table:style-name="Tabela2.13">
          <table:table-cell table:style-name="Tabela2.F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9" table:number-columns-spanned="4" office:value-type="string">
            <text:h text:style-name="P30" text:outline-level="9">MÃO DE OBRA E PROCESSOS</text:h>
          </table:table-cell>
          <table:covered-table-cell/>
          <table:covered-table-cell/>
          <table:covered-table-cell/>
          <table:table-cell table:style-name="Tabela2.F9" table:number-columns-spanned="2" office:value-type="string">
            <text:p text:style-name="P2">Similaridade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A1" table:number-columns-spanned="3" office:value-type="string">
            <text:p text:style-name="P11"/>
          </table:table-cell>
          <table:covered-table-cell/>
          <table:covered-table-cell/>
          <table:table-cell table:style-name="Tabela2.F1" table:number-columns-spanned="2" office:value-type="string">
            <text:p text:style-name="P12"/>
          </table:table-cell>
          <table:covered-table-cell/>
        </table:table-row>
        <table:table-row table:style-name="Tabela2.2">
          <table:table-cell table:style-name="Tabela2.A1" office:value-type="string">
            <text:p text:style-name="P2">02</text:p>
          </table:table-cell>
          <table:table-cell table:style-name="Tabela2.A1" table:number-columns-spanned="3" office:value-type="string">
            <text:p text:style-name="P11"/>
          </table:table-cell>
          <table:covered-table-cell/>
          <table:covered-table-cell/>
          <table:table-cell table:style-name="Tabela2.E16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03</text:p>
          </table:table-cell>
          <table:table-cell table:style-name="Tabela2.A17" table:number-columns-spanned="3" office:value-type="string">
            <text:p text:style-name="P11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04</text:p>
          </table:table-cell>
          <table:table-cell table:style-name="Tabela2.A17" table:number-columns-spanned="3" office:value-type="string">
            <text:p text:style-name="P11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9">
          <table:table-cell table:style-name="Tabela2.A17" office:value-type="string">
            <text:p text:style-name="P2">05</text:p>
          </table:table-cell>
          <table:table-cell table:style-name="Tabela2.A17" table:number-columns-spanned="3" office:value-type="string">
            <text:p text:style-name="P7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07</text:p>
          </table:table-cell>
          <table:table-cell table:style-name="Tabela2.A17" table:number-columns-spanned="3" office:value-type="string">
            <text:p text:style-name="Standard"><text:span text:style-name="T5"/></text:p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08</text:p>
          </table:table-cell>
          <table:table-cell table:style-name="Tabela2.A17" table:number-columns-spanned="3" office:value-type="string">
            <text:p text:style-name="P11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09</text:p>
          </table:table-cell>
          <table:table-cell table:style-name="Tabela2.A17" table:number-columns-spanned="3" office:value-type="string">
            <text:p text:style-name="P11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17">
          <table:table-cell table:style-name="Tabela2.A17" office:value-type="string">
            <text:p text:style-name="P2">10</text:p>
          </table:table-cell>
          <table:table-cell table:style-name="Tabela2.A17" table:number-columns-spanned="3" office:value-type="string">
            <text:p text:style-name="P11"/>
          </table:table-cell>
          <table:covered-table-cell/>
          <table:covered-table-cell/>
          <table:table-cell table:style-name="Tabela2.E17" table:number-columns-spanned="2" office:value-type="string">
            <text:p text:style-name="P12"/>
          </table:table-cell>
          <table:covered-table-cell/>
        </table:table-row>
        <table:table-row table:style-name="Tabela2.2">
          <table:table-cell table:style-name="Tabela2.A2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F9" table:number-columns-spanned="6" office:value-type="string">
            <text:p text:style-name="P2">MÁQUINAS/FERRAMENTAS E DISPOSITIVOS - INTELL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F1" table:number-columns-spanned="5" office:value-type="string">
            <text:p text:style-name="Standard"><text:span text:style-name="T5"/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2</text:p>
          </table:table-cell>
          <table:table-cell table:style-name="Tabela2.F1" table:number-columns-spanned="5" office:value-type="string">
            <text:p text:style-name="Standard"><text:span text:style-name="T5"/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3</text:p>
          </table:table-cell>
          <table:table-cell table:style-name="Tabela2.F1" table:number-columns-spanned="5" office:value-type="string">
            <text:p text:style-name="Standard"><text:span text:style-name="T5"/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7" office:value-type="string">
            <text:p text:style-name="P2">04</text:p>
          </table:table-cell>
          <table:table-cell table:style-name="Tabela2.A24" table:number-columns-spanned="5" office:value-type="string">
            <text:p text:style-name="Standard"><text:span text:style-name="T5"/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5</text:p>
          </table:table-cell>
          <table:table-cell table:style-name="Tabela2.F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F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F9" table:number-columns-spanned="6" office:value-type="string">
            <text:p text:style-name="P2">SERVIÇOS DE TERCEIR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F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F9" table:number-columns-spanned="6" office:value-type="string">
            <text:p text:style-name="P2">OUTROS CUS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01</text:p>
          </table:table-cell>
          <table:table-cell table:style-name="Tabela2.F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3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3" office:value-type="string">
            <text:p text:style-name="P25">Eng. Produto: ______________________ <text:s/>Data: ______ /_____ / ______</text:p>
            <text:p text:style-name="P25">Dep. Custos: ________________________ <text:s text:c="2"/>Data: _____ / _____ /______</text:p>
            <text:p text:style-name="P24">Ger. Comercial: _____________________ <text:s text:c="2"/>Data: _____/ _____ / ______</text:p>
          </table:table-cell>
          <table:covered-table-cell/>
          <table:covered-table-cell/>
          <table:table-cell table:style-name="Tabela2.D37" table:number-columns-spanned="3" office:value-type="string">
            <text:p text:style-name="P23">ATENÇÃO</text:p>
            <text:p text:style-name="P2">Anexar este formulário preenchido e assinado à Planilha de Custos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YaHei" svg:font-family="'Microsoft YaHe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position="super 58%"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normal" style:font-size-asian="14pt" style:font-weight-asian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4pt" fo:font-weight="normal" style:font-size-asian="14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size="18pt" style:font-size-asian="18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2" style:family="paragraph" style:parent-style-name="Título1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cm" fo:margin-right="0cm" style:line-height-at-least="0.423cm" fo:text-align="justify" style:justify-single-word="false" fo:text-indent="-0.3cm" style:auto-text-indent="false"/>
      <style:text-properties fo:font-size="12pt" fo:font-weight="normal" style:font-size-asian="12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0" style:family="text"/>
    <style:style style:name="WW8Num3z0" style:family="text"/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9.604cm" fo:margin-left="-1.134cm" table:align="left" style:writing-mode="lr-tb"/>
    </style:style>
    <style:style style:name="Tabela3.A" style:family="table-column">
      <style:table-column-properties style:column-width="3.512cm"/>
    </style:style>
    <style:style style:name="Tabela3.B" style:family="table-column">
      <style:table-column-properties style:column-width="16.092cm"/>
    </style:style>
    <style:style style:name="Tabela3.1" style:family="table-row">
      <style:table-row-properties style:min-row-height="3.103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-left="0.75pt solid #000000" fo:border-right="1pt solid #000000" fo:border-top="1pt solid #000000" fo:border-bottom="1.5pt solid #000000" style:writing-mode="lr-tb"/>
    </style:style>
    <style:style style:name="MP1" style:family="paragraph" style:parent-style-name="Header">
      <style:text-properties officeooo:paragraph-rsid="000dc041"/>
    </style:style>
    <style:style style:name="MP2" style:family="paragraph" style:parent-style-name="Heading_20_8">
      <style:text-properties officeooo:paragraph-rsid="000dc041"/>
    </style:style>
    <style:style style:name="MP3" style:family="paragraph" style:parent-style-name="Heading_20_9">
      <style:paragraph-properties fo:text-align="start" style:justify-single-word="false"/>
      <style:text-properties fo:font-size="16pt" officeooo:paragraph-rsid="000dc041" style:font-size-asian="16pt" style:font-size-complex="16pt" style:font-weight-complex="bold"/>
    </style:style>
    <style:style style:name="MP4" style:family="paragraph" style:parent-style-name="Standard">
      <style:text-properties officeooo:paragraph-rsid="000dc041"/>
    </style:style>
    <style:style style:name="MP5" style:family="paragraph" style:parent-style-name="Standard">
      <style:text-properties officeooo:paragraph-rsid="000d7d78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ff" style:font-name="Times New Roman" fo:font-size="12pt" fo:language="pt" fo:country="BR" fo:font-weight="bold" officeooo:rsid="000d7d78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MT3" style:family="text">
      <style:text-properties fo:color="#0000ff" fo:font-size="12pt" style:font-size-asian="12pt" style:font-size-complex="12pt"/>
    </style:style>
    <style:style style:name="MT4" style:family="text">
      <style:text-properties fo:color="#0000ff" fo:font-size="12pt" fo:language="pt" fo:country="BR" fo:font-weight="bold" officeooo:rsid="000d7d78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MT5" style:family="text">
      <style:text-properties fo:color="#0000ff" fo:font-size="12pt" officeooo:rsid="000d7d7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529cm" fo:margin-bottom="0cm" fo:margin-left="2cm" fo:margin-right="1.50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6cm" fo:margin-left="0cm" fo:margin-right="0cm" fo:margin-bottom="0.199cm" fo:background-color="transparent" style:dynamic-spacing="false" draw:fill="none"/>
      </style:header-style>
      <style:footer-style>
        <style:header-footer-properties svg:height="1.499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h text:style-name="MP2" text:outline-level="8"><draw:frame draw:style-name="Mfr1" draw:name="Figura2" text:anchor-type="paragraph" svg:x="-0.041cm" svg:y="1.342cm" svg:width="3.298cm" svg:height="0.603cm" draw:z-index="0"><draw:image xlink:href="Pictures/10000201000002FC0000007E96BF087124BA18CE.png" xlink:type="simple" xlink:show="embed" xlink:actuate="onLoad" loext:mime-type="image/png"/></draw:frame></text:h>
            </table:table-cell>
            <table:table-cell table:style-name="Tabela3.B1" office:value-type="string">
              <text:h text:style-name="MP3" text:outline-level="9">Custos de Desenvolvimento (RDP) / Melhoria de Produto (RMP)</text:h>
              <text:p text:style-name="MP4"><text:span text:style-name="MT1"/></text:p>
              <text:p text:style-name="MP4"><text:span text:style-name="MT1">Ref. RDP: <text:s/></text:span><text:span text:style-name="MT2">000/25</text:span><text:span text:style-name="MT3"> <text:s text:c="2"/></text:span><text:span text:style-name="MT1"><text:s text:c="9"/>PRODUTO: </text:span><text:span text:style-name="MT4">QQ-000</text:span><text:span text:style-name="MT3"> <text:s text:c="6"/></text:span><text:span text:style-name="MT1"><text:s text:c="3"/>CÓD. INTELLI: </text:span><text:span text:style-name="MT2">00000</text:span><text:span text:style-name="MT3"> </text:span></text:p>
              <text:p text:style-name="MP4"><text:span text:style-name="MT1">Ref. RMP: </text:span><text:span text:style-name="MT2">000/25</text:span><text:span text:style-name="MT1"> <text:s text:c="11"/>PRODUTO: </text:span><text:span text:style-name="MT4">QQ-000</text:span><text:span text:style-name="MT3"> <text:s text:c="9"/></text:span><text:span text:style-name="MT1">CÓD. INTELLI: </text:span><text:span text:style-name="MT2">00000</text:span></text:p>
              <text:p text:style-name="MP4"><text:span text:style-name="MT1"/></text:p>
              <text:p text:style-name="MP4"><text:span text:style-name="MT1">Cliente: </text:span><text:span text:style-name="MT3">COMERCIAL/</text:span><text:span text:style-name="MT5">CONCESSIONÁRIA</text:span><text:span text:style-name="MT1"> <text:s text:c="8"/>Cód. Produto Cliente:</text:span></text:p>
            </table:table-cell>
          </table:table-row>
        </table:table>
        <text:p text:style-name="MP4"/>
      </style:header>
      <style:footer>
        <text:p text:style-name="MP5">SQI 004H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ROBERTO AZEVEDO</meta:initial-creator>
    <meta:creation-date>1995-11-21T16:41:00</meta:creation-date>
    <dc:date>2025-05-28T17:04:29.035000000</dc:date>
    <meta:print-date>1995-11-21T17:41:00</meta:print-date>
    <meta:editing-cycles>21</meta:editing-cycles>
    <meta:editing-duration>PT8H28M3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52" meta:word-count="129" meta:character-count="845" meta:non-whitespace-character-count="711"/>
  </office:meta>
</office:document-meta>
</file>